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e0c22" officeooo:paragraph-rsid="000e0c22"/>
    </style:style>
    <style:style style:name="P2" style:family="paragraph" style:parent-style-name="Standard">
      <style:text-properties officeooo:rsid="000f27b2" officeooo:paragraph-rsid="000f27b2"/>
    </style:style>
    <style:style style:name="P3" style:family="paragraph" style:parent-style-name="Standard">
      <style:text-properties officeooo:rsid="00124f21" officeooo:paragraph-rsid="00124f21"/>
    </style:style>
    <style:style style:name="P4" style:family="paragraph" style:parent-style-name="Standard">
      <style:text-properties fo:font-weight="bold" officeooo:rsid="001bfe61" officeooo:paragraph-rsid="001bfe61" fo:background-color="#ffff00" style:font-weight-asian="bold" style:font-weight-complex="bold"/>
    </style:style>
    <style:style style:name="P5" style:family="paragraph" style:parent-style-name="Standard">
      <style:text-properties fo:font-weight="bold" officeooo:rsid="001ed2d2" officeooo:paragraph-rsid="001ed2d2" fo:background-color="#ffff00" style:font-weight-asian="bold" style:font-weight-complex="bold"/>
    </style:style>
    <style:style style:name="P6" style:family="paragraph" style:parent-style-name="Standard">
      <style:text-properties fo:font-weight="bold" officeooo:rsid="00238ebc" officeooo:paragraph-rsid="00238ebc" fo:background-color="#ffff00" style:font-weight-asian="bold" style:font-weight-complex="bold"/>
    </style:style>
    <style:style style:name="P7" style:family="paragraph" style:parent-style-name="Standard">
      <style:text-properties fo:font-weight="bold" officeooo:rsid="00220ba9" officeooo:paragraph-rsid="00220ba9" fo:background-color="#ffff00" style:font-weight-asian="bold" style:font-weight-complex="bold"/>
    </style:style>
    <style:style style:name="P8" style:family="paragraph" style:parent-style-name="Standard">
      <style:text-properties fo:font-size="14pt" fo:font-weight="bold" officeooo:rsid="000e0c22" officeooo:paragraph-rsid="000e0c22" fo:background-color="#ffff00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124f21" officeooo:paragraph-rsid="00124f21" fo:background-color="#ffff00" style:font-size-asian="14pt" style:font-weight-asian="bold" style:font-size-complex="14pt" style:font-weight-complex="bold"/>
    </style:style>
    <style:style style:name="P10" style:family="paragraph" style:parent-style-name="Standard">
      <style:text-properties officeooo:rsid="0018d21d" officeooo:paragraph-rsid="0018d21d"/>
    </style:style>
    <style:style style:name="P11" style:family="paragraph" style:parent-style-name="Standard">
      <style:text-properties officeooo:rsid="001accbd" officeooo:paragraph-rsid="001accbd"/>
    </style:style>
    <style:style style:name="P12" style:family="paragraph" style:parent-style-name="Standard">
      <style:text-properties fo:font-weight="normal" officeooo:rsid="001ed2d2" officeooo:paragraph-rsid="001ed2d2" style:font-weight-asian="normal" style:font-weight-complex="normal"/>
    </style:style>
    <style:style style:name="P13" style:family="paragraph" style:parent-style-name="Standard">
      <style:text-properties fo:font-weight="normal" officeooo:rsid="00220ba9" officeooo:paragraph-rsid="00220ba9" style:font-weight-asian="normal" style:font-weight-complex="normal"/>
    </style:style>
    <style:style style:name="P14" style:family="paragraph" style:parent-style-name="Standard">
      <style:text-properties fo:font-weight="normal" officeooo:rsid="00238ebc" officeooo:paragraph-rsid="00238ebc" style:font-weight-asian="normal" style:font-weight-complex="normal"/>
    </style:style>
    <style:style style:name="P15" style:family="paragraph" style:parent-style-name="Standard">
      <style:text-properties officeooo:rsid="001d6e0c" officeooo:paragraph-rsid="001d6e0c"/>
    </style:style>
    <style:style style:name="P16" style:family="paragraph" style:parent-style-name="Standard">
      <style:text-properties officeooo:rsid="001ed2d2" officeooo:paragraph-rsid="001ed2d2"/>
    </style:style>
    <style:style style:name="T1" style:family="text">
      <style:text-properties officeooo:rsid="000f27b2"/>
    </style:style>
    <style:style style:name="T2" style:family="text">
      <style:text-properties officeooo:rsid="0011251b"/>
    </style:style>
    <style:style style:name="T3" style:family="text">
      <style:text-properties officeooo:rsid="00249d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Slicer:</text:p>
      <text:p text:style-name="P1">Slicer is one the visuals. It is also one of the filter. </text:p>
      <text:p text:style-name="P1">It will interact with entire page level visuals. If u want to not interact with other visuals go to format-- edit interaction disable interaction with concerned visuals.</text:p>
      <text:p text:style-name="P8">S<text:span text:style-name="T1">ync</text:span> Slicer:</text:p>
      <text:p text:style-name="P2">if you want ot interact with different pages visuals u can go with this. First select Sync Slicer and select required pages.</text:p>
      <text:p text:style-name="P2">Through this feature we can see detailed view of the data summarized to detailed view.</text:p>
      <text:p text:style-name="P2">It is similar to filter on all pages. <text:span text:style-name="T2">But we need to do manually.</text:span></text:p>
      <text:p text:style-name="P11">Edit Interaction:</text:p>
      <text:p text:style-name="P11">visual to visuals and slicer to Visuals</text:p>
      <text:p text:style-name="P11"/>
      <text:p text:style-name="P9">Power Bi Components:</text:p>
      <text:p text:style-name="P3">Power Query Editor</text:p>
      <text:p text:style-name="P3">Power Pivot</text:p>
      <text:p text:style-name="P3">Power View</text:p>
      <text:p text:style-name="P3">Power Map</text:p>
      <text:p text:style-name="P3">Power Q &amp; A</text:p>
      <text:p text:style-name="P10">Drill down Filter:</text:p>
      <text:p text:style-name="P10">we can see hierarchical data yearly , quarterly, monthly</text:p>
      <text:p text:style-name="P10">Drill Though Filter:</text:p>
      <text:p text:style-name="P10">through this we can navigate to target page and see the detailed data.</text:p>
      <text:p text:style-name="P4">Data Source Setting:</text:p>
      <text:p text:style-name="P15">if you want to change the location path of the file <text:s/>go to this setting and browse where u want store.</text:p>
      <text:p text:style-name="P16">We can change through Advanced Editor it is having M-Language. It is Case Sensitive.</text:p>
      <text:p text:style-name="P5">Manage Parameters:</text:p>
      <text:p text:style-name="P12"/>
      <text:p text:style-name="P7">Query Dependency:</text:p>
      <text:p text:style-name="P13"><text:s/>if you create references more table from original table the go to Views – Query Dependency.</text:p>
      <text:p text:style-name="P6">Manage Parameters:</text:p>
      <text:p text:style-name="P14">we can filter the data <text:span text:style-name="T3">with dynamically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5-08T17:38:12.351000000</dc:date>
    <meta:editing-duration>PT2H12M37S</meta:editing-duration>
    <meta:editing-cycles>14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27" meta:word-count="212" meta:character-count="1210" meta:non-whitespace-character-count="1021"/>
  </office:meta>
</office:document-meta>
</file>